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Verdana" fo:font-size="7pt" style:font-size-asian="7pt" style:font-size-complex="7pt" style:font-weight-complex="bold"/>
    </style:style>
    <style:style style:name="P3" style:family="paragraph" style:parent-style-name="Standard">
      <style:paragraph-properties fo:text-align="center" style:justify-single-word="false"/>
      <style:text-properties style:font-name="Verdana" fo:font-size="7pt" fo:font-weight="bold" style:font-size-asian="7pt" style:font-weight-asian="bold" style:font-size-complex="7pt" style:font-weight-complex="bold"/>
    </style:style>
    <style:style style:name="P4"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style:font-name="Verdana" fo:font-size="9pt" style:font-size-asian="9pt" style:font-size-complex="9pt" style:font-weight-complex="bold"/>
    </style:style>
    <style:style style:name="P6" style:family="paragraph" style:parent-style-name="Standard">
      <style:paragraph-properties fo:text-align="justify" style:justify-single-word="false"/>
      <style:text-properties style:font-name="Verdana" fo:font-size="9pt" fo:font-weight="bold" style:font-size-asian="9pt" style:font-weight-asian="bold" style:font-size-complex="9pt" style:font-weight-complex="bold"/>
    </style:style>
    <style:style style:name="P7" style:family="paragraph" style:parent-style-name="Standard">
      <style:paragraph-properties fo:line-height="150%" fo:text-align="justify" style:justify-single-word="false"/>
      <style:text-properties style:font-name="Verdana" fo:font-size="9pt" fo:font-weight="bold" style:font-size-asian="9pt" style:font-weight-asian="bold" style:font-size-complex="9pt" style:font-weight-complex="bold"/>
    </style:style>
    <style:style style:name="P8" style:family="paragraph" style:parent-style-name="Standard">
      <style:text-properties fo:font-size="11pt" fo:language="zxx" fo:country="none" fo:font-weight="bold" style:font-size-asian="11pt" style:language-asian="zxx" style:country-asian="none" style:font-weight-asian="bold" style:font-size-complex="11pt" style:font-weight-complex="bold"/>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ffffff" fo:font-weight="bold" style:font-weight-asian="bold" style:font-weight-complex="bold"/>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153cm" fo:text-align="justify" style:justify-single-word="false" fo:text-indent="0cm" style:auto-text-indent="false"/>
    </style:style>
    <style:style style:name="P13" style:family="paragraph" style:parent-style-name="Standard">
      <style:paragraph-properties fo:margin-left="0cm" fo:margin-right="-0.153cm" fo:text-align="justify" style:justify-single-word="false" fo:text-indent="0cm" style:auto-text-indent="false"/>
      <style:text-properties style:font-name="Verdana" fo:font-size="9pt" style:font-size-asian="9pt" style:font-size-complex="9pt"/>
    </style:style>
    <style:style style:name="P14" style:family="paragraph" style:parent-style-name="Standard">
      <style:paragraph-properties fo:margin-left="0cm" fo:margin-right="-0.153cm" fo:text-align="justify" style:justify-single-word="false" fo:text-indent="0cm" style:auto-text-indent="false"/>
      <style:text-properties style:font-name="Verdana" fo:font-size="9pt" fo:font-weight="bold" style:font-size-asian="9pt" style:font-weight-asian="bold" style:font-size-complex="9pt"/>
    </style:style>
    <style:style style:name="P15" style:family="paragraph" style:parent-style-name="Standard">
      <style:paragraph-properties fo:margin-left="0cm" fo:margin-right="-0.153cm" fo:text-align="justify" style:justify-single-word="false" fo:text-indent="0cm" style:auto-text-indent="false"/>
      <style:text-properties fo:color="#808000" style:font-name="Verdana" fo:font-size="9pt" style:font-size-asian="9pt" style:font-size-complex="9pt"/>
    </style:style>
    <style:style style:name="P16" style:family="paragraph" style:parent-style-name="Standard">
      <style:paragraph-properties fo:margin-left="0cm" fo:margin-right="-0.153cm" fo:line-height="150%" fo:text-align="justify" style:justify-single-word="false" fo:text-indent="0cm" style:auto-text-indent="false"/>
    </style:style>
    <style:style style:name="P17" style:family="paragraph" style:parent-style-name="Heading_20_3" style:master-page-name="Standard">
      <style:paragraph-properties fo:text-align="center" style:justify-single-word="false" style:page-number="auto"/>
      <style:text-properties fo:font-size="9pt" fo:font-style="normal" fo:font-weight="bold" style:font-size-asian="9pt" style:font-style-asian="normal" style:font-weight-asian="bold" style:font-size-complex="9pt"/>
    </style:style>
    <style:style style:name="P18" style:family="paragraph">
      <style:paragraph-properties fo:text-align="center" style:writing-mode="lr-tb"/>
      <style:text-properties fo:font-size="24pt"/>
    </style:style>
    <style:style style:name="T1" style:family="text">
      <style:text-properties style:font-name="Verdana" fo:font-size="9pt" style:font-size-asian="9pt" style:font-size-complex="9pt"/>
    </style:style>
    <style:style style:name="T2" style:family="text">
      <style:text-properties style:font-name="Verdana" fo:font-size="9pt" style:font-size-asian="9pt" style:font-size-complex="9pt" style:font-weight-complex="bold"/>
    </style:style>
    <style:style style:name="T3" style:family="text">
      <style:text-properties style:font-name="Verdana" fo:font-size="9pt" fo:font-weight="bold" style:font-size-asian="9pt" style:font-weight-asian="bold" style:font-size-complex="9pt" style:font-weight-complex="bold"/>
    </style:style>
    <style:style style:name="T4" style:family="text">
      <style:text-properties style:font-name="Verdana" fo:font-size="9pt" fo:font-weight="bold" style:font-size-asian="9pt" style:font-weight-asian="bold" style:font-name-complex="Arial" style:font-size-complex="9pt" style:font-weight-complex="bold"/>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text-position="super 58%" style:font-name="Verdana" fo:font-size="9pt" style:font-size-asian="9pt" style:font-size-complex="9pt"/>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51239848">
          <text:insertion>
            <office:change-info>
              <dc:creator>inconnu</dc:creator>
              <dc:date>2009-02-16T11:03:00</dc:date>
            </office:change-info>
          </text:insertion>
        </text:changed-region>
        <text:changed-region text:id="ct151241200">
          <text:insertion>
            <office:change-info>
              <dc:creator>Marie-Aude Goffin</dc:creator>
              <dc:date>2009-01-16T13:51:00</dc:date>
            </office:change-info>
          </text:insertion>
        </text:changed-region>
        <text:changed-region text:id="ct151238120">
          <text:insertion>
            <office:change-info>
              <dc:creator>Marie-Aude Goffin</dc:creator>
              <dc:date>2009-01-16T13:41:00</dc:date>
            </office:change-info>
          </text:insertion>
        </text:changed-region>
        <text:changed-region text:id="ct151241800">
          <text:insertion>
            <office:change-info>
              <dc:creator>Marie-Aude Goffin</dc:creator>
              <dc:date>2009-01-16T13:41:00</dc:date>
            </office:change-info>
          </text:insertion>
        </text:changed-region>
        <text:changed-region text:id="ct151243176">
          <text:insertion>
            <office:change-info>
              <dc:creator>Marie-Aude Goffin</dc:creator>
              <dc:date>2009-01-16T13:41:00</dc:date>
            </office:change-info>
          </text:insertion>
        </text:changed-region>
        <text:changed-region text:id="ct151198080">
          <text:insertion>
            <office:change-info>
              <dc:creator>Marie-Aude Goffin</dc:creator>
              <dc:date>2009-01-16T13:42:00</dc:date>
            </office:change-info>
          </text:insertion>
        </text:changed-region>
        <text:changed-region text:id="ct151232224">
          <text:insertion>
            <office:change-info>
              <dc:creator>Marie-Aude Goffin</dc:creator>
              <dc:date>2009-01-16T13:44:00</dc:date>
            </office:change-info>
          </text:insertion>
        </text:changed-region>
        <text:changed-region text:id="ct151233336">
          <text:insertion>
            <office:change-info>
              <dc:creator>Marie-Aude Goffin</dc:creator>
              <dc:date>2009-01-16T13:44:00</dc:date>
            </office:change-info>
          </text:insertion>
        </text:changed-region>
        <text:changed-region text:id="ct151243664">
          <text:insertion>
            <office:change-info>
              <dc:creator>Marie-Aude Goffin</dc:creator>
              <dc:date>2009-01-16T13:44:00</dc:date>
            </office:change-info>
          </text:insertion>
        </text:changed-region>
        <text:changed-region text:id="ct151242648">
          <text:insertion>
            <office:change-info>
              <dc:creator>Marie-Aude Goffin</dc:creator>
              <dc:date>2009-01-16T13:45:00</dc:date>
            </office:change-info>
          </text:insertion>
        </text:changed-region>
        <text:changed-region text:id="ct150548552">
          <text:insertion>
            <office:change-info>
              <dc:creator>inconnu</dc:creator>
              <dc:date>2009-01-27T16: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
      <text:p text:style-name="P1"/>
      <text:p text:style-name="P2"/>
      <text:p text:style-name="P3"/>
      <text:p text:style-name="P4">Code de l’Environnement – Etude d’incidence sur l’environnement</text:p>
      <text:p text:style-name="P2">Annexe à l’avis de réception du dossier complet d’une demande de permis</text:p>
      <text:p text:style-name="P2">d’urbanisme, de permis de lotir et de modification de permis de lotir.</text:p>
      <text:p text:style-name="P9"/>
      <text:p text:style-name="P9"/>
      <text:p text:style-name="P9"><text:s text:c="41"/></text:p>
      <text:p text:style-name="P10"/>
      <text:p text:style-name="Standard"><draw:line text:anchor-type="char" draw:z-index="0" draw:style-name="gr1" draw:text-style-name="P18" svg:x1="0.053cm" svg:y1="-0.007cm" svg:x2="13.524cm" svg:y2="-0.007cm"><text:p/></draw:line><text:span text:style-name="T5"> </text:span><text:span text:style-name="T4">Nos réf. : </text:span><text:change-start text:change-id="ct151239848"/><text:span text:style-name="T4">self.getFoldermanagers().getInitials()</text:span><text:change-end text:change-id="ct151239848"/><text:span text:style-name="T4">/PU/</text:span><text:change-start text:change-id="ct151241200"/><text:span text:style-name="T4">self.getReference()</text:span><text:change-end text:change-id="ct151241200"/></text:p>
      <text:p text:style-name="P8"><draw:line text:anchor-type="char" draw:z-index="1" draw:style-name="gr1" draw:text-style-name="P18" svg:x1="0.053cm" svg:y1="0.002cm" svg:x2="13.524cm" svg:y2="0.002cm"><text:p/></draw:line></text:p>
      <text:p text:style-name="P11"><text:span text:style-name="T2">Demandeur :</text:span><text:span text:style-name="T3"> <text:s text:c="3"/></text:span><text:change-start text:change-id="ct151238120"/><text:span text:style-name="T3">self.displayValue(applicantobj.listPersonTitles(), applicantobj.getPersonTitle())</text:span><text:change-end text:change-id="ct151238120"/><text:span text:style-name="T3"> </text:span><text:change-start text:change-id="ct151241800"/><text:span text:style-name="T3">applicantobj.getName2()</text:span><text:change-end text:change-id="ct151241800"/><text:span text:style-name="T3"> </text:span><text:change-start text:change-id="ct151243176"/><text:span text:style-name="T3">applicantobj.getName1()</text:span><text:change-end text:change-id="ct151243176"/></text:p>
      <text:p text:style-name="P11"><text:span text:style-name="T2">Objet </text:span><text:span text:style-name="T3">: </text:span><text:change-start text:change-id="ct151198080"/><text:span text:style-name="T3">self.getLicenceSubject()</text:span></text:p>
      <text:p text:style-name="P5"><text:change-end text:change-id="ct151198080"/></text:p>
      <text:p text:style-name="P11"><text:span text:style-name="T2">Situation : </text:span><text:change-start text:change-id="ct151232224"/><text:span text:style-name="T3">self.getWorkLocationZipCode()</text:span><text:change-end text:change-id="ct151232224"/><text:span text:style-name="T3"> </text:span><text:change-start text:change-id="ct151233336"/><text:span text:style-name="T3">self.getWorkLocationCity()</text:span><text:change-end text:change-id="ct151233336"/><text:span text:style-name="T3"> </text:span><text:span text:style-name="T3">(LA BRUYERE), </text:span><text:change-start text:change-id="ct151243664"/><text:span text:style-name="T3">self.getWorkLocationStreet()</text:span><text:change-end text:change-id="ct151243664"/><text:span text:style-name="T3">, n°</text:span><text:change-start text:change-id="ct151242648"/><text:span text:style-name="T3">self.getWorkLocationHouseNumber()</text:span></text:p>
      <text:p text:style-name="P7"><text:change-end text:change-id="ct151242648"/></text:p>
      <text:p text:style-name="P5"/>
      <text:p text:style-name="P6">Le Bourgmestre,</text:p>
      <text:p text:style-name="P13"/>
      <text:p text:style-name="P12"><text:span text:style-name="T1">Attendu qu’il a été procédé à l’examen des incidences probables du projet sur l’environnement au sens large, sur base des critères de sélection pertinents visés à l’article D.66 du livre I</text:span><text:span text:style-name="T6">er</text:span><text:span text:style-name="T1"> du Code de l’Environnement ;</text:span></text:p>
      <text:p text:style-name="P13"/>
      <text:p text:style-name="P13">Considérant que la demande de permis est accompagnée d’une notice d’évaluation des incidences sur l’environnement ;</text:p>
      <text:p text:style-name="P13"/>
      <text:p text:style-name="P13">Que cette notice est complète en identifiant, décrivant et évaluant les incidences probables directes et indirecte du projet notamment sur l’homme, la faune et la flore, le sol, l’eau, l’air, le climat et le paysage, les biens matériels et le patrimoine culturel ainsi que sur l’interaction entre ces facteurs ;</text:p>
      <text:p text:style-name="P13"/>
      <text:p text:style-name="P12"><text:span text:style-name="T1">Vu le décret du 10 novembre 2006 modifiant le livre I</text:span><text:span text:style-name="T6">er</text:span><text:span text:style-name="T1"> du Code de l’environnement relatif à l’évaluation des incidences sur l’environnement ;</text:span></text:p>
      <text:p text:style-name="P13"/>
      <text:p text:style-name="P13">Considérant qu’au regard de ces différents éléments, le projet n’est pas susceptible d’avoir des incidences notables sur l’environnement ;</text:p>
      <text:p text:style-name="P13"/>
      <text:p text:style-name="P13">Considérant que le projet ne se situe pas à proximité d’un périmètre visé par la loi du 12 juillet 1973 sur la conservation de la nature, modifiée notamment par le décret du 06 décembre 2001 relatif aux réserves naturelles ou forestières, site Natura 2000 ;</text:p>
      <text:p text:style-name="P15">Considérant que le projet <text:s/>n’induit aucun déboisement ni modification du relief du sol ;</text:p>
      <text:p text:style-name="P15">Considérant que le projet ne se situe pas à proximité de sites archéologiques ou classés ;</text:p>
      <text:p text:style-name="P15">Considérant que le projet n’entraîne aucun rejet ni impact sur les captages, eaux de surface et eaux souterraines ;</text:p>
      <text:p text:style-name="P13">Considérant ses caractéristiques, sa dimension, le cumul avec d’autres projets, l’utilisation des ressources, la production de déchets, les risques de pollution et de nuisances, les risques d’accidents, sa localisation, les zones géographiques susceptibles d’être affectées, la richesse relative, la qualité et la capacité de régénération des ressources naturelles de la zone, la capacité de charge de l’environnement naturel, sa portée environnementale, l’étendue de l’incidence, la probabilité, l’ampleur, la complexité, la durée, la fréquence et la réversibilité de l’incidence ;</text:p>
      <text:p text:style-name="P13"/>
      <text:p text:style-name="P14">DECIDE <text:s/></text:p>
      <text:p text:style-name="P14">qu’il n’y a pas lieu de requérir la réalisation d’une étude des incidences du projet sur l’environnement.</text:p>
      <text:p text:style-name="P14"/>
      <text:p text:style-name="P16"><text:span text:style-name="T1">La Bruyère, le </text:span><text:change-start text:change-id="ct150548552"/><text:span text:style-name="T3">self.toLocalizedTime(urbanEventObj.eventDate,long_format=False)</text:span><text:change-end text:change-id="ct150548552"/><text:span text:style-name="T3">,</text:span></text:p>
      <text:p text:style-name="P13">Le Secrétaire Communal, <text:s text:c="56"/>Le Bourgmestre,</text:p>
      <text:p text:style-name="P13"><text:soft-page-break/></text:p>
      <text:p text:style-name="P13"/>
      <text:p text:style-name="P13"/>
      <text:p text:style-name="P13"/>
      <text:p text:style-name="P13">Yves GROIGNET <text:s text:c="69"/>Robert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fo:font-size="11pt" fo:font-weight="bold" style:font-size-asian="11pt" style:font-weight-asian="bold" style:font-weight-complex="bold"/>
    </style:style>
    <style:style style:name="WW8Num1z0" style:family="text">
      <style:text-properties style:font-name="Wingdings"/>
    </style:style>
    <style:style style:name="WW8Num2z0" style:family="text">
      <style:text-properties style:font-name="Wingdings"/>
    </style:style>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826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191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cm" fo:margin-bottom="0cm" fo:margin-left="4.001cm" fo:margin-right="3.501cm" style:writing-mode="lr-tb" style:layout-grid-color="#c0c0c0" style:layout-grid-lines="4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dc:title>
    <meta:initial-creator>Administration Communale de La Bruyère</meta:initial-creator>
    <meta:creation-date>2009-01-16T13:39:00</meta:creation-date>
    <dc:creator>Marie-Aude Goffin</dc:creator>
    <dc:date>2009-11-04T11:45:27</dc:date>
    <meta:print-date>2008-09-03T10:11:00</meta:print-date>
    <meta:editing-cycles>10</meta:editing-cycles>
    <meta:editing-duration>PT23H11M37S</meta:editing-duration>
    <meta:document-statistic meta:table-count="0" meta:image-count="0" meta:object-count="0" meta:page-count="2" meta:paragraph-count="24" meta:word-count="403" meta:character-count="3096"/>
    <meta:user-defined meta:name="Info 1"/>
    <meta:user-defined meta:name="Info 2"/>
    <meta:user-defined meta:name="Info 3"/>
    <meta:user-defined meta:name="Info 4"/>
  </office:meta>
</office:document-meta>
</file>